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3a6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MANDES <text:span text:style-name="T1">Linux</text:span>:</text:p>
      <text:p text:style-name="Standard"/>
      <text:p text:style-name="Standard"><text:s/>NODE-RED : entrer Node-Red sortir Ctrl+C</text:p>
      <text:p text:style-name="Standard"/>
      <text:p text:style-name="Standard"/>
      <text:p text:style-name="Standard">SSH : Statut (dispo): sudo systemctl status ssh.</text:p>
      <text:p text:style-name="Standard"><text:s text:c="6"/>Activer : sudo systemctl start ssh. <text:s/>ou sshd <text:s text:c="21"/>tuer : ctrl D</text:p>
      <text:p text:style-name="Standard"/>
      <text:p text:style-name="Standard"/>
      <text:p text:style-name="Standard">MQTT : pour activer : mosquitto pour verifier service lancé : netstat -an | find str 1883</text:p>
      <text:p text:style-name="Standard"><text:s text:c="7"/>Le fichier de configuration du serveur se trouve dans le dossier d’installation :</text:p>
      <text:p text:style-name="Standard"><text:tab/>sudo nano /etc/mosquitto/mosquitto.conf</text:p>
      <text:p text:style-name="Standard"><text:s text:c="18"/>sudo nano /etc/mosquitto/conf.d/default.conf</text:p>
      <text:p text:style-name="Standard"/>
      <text:p text:style-name="Standard">sudo systemctl stop mosquitto <text:s text:c="2"/>#arrêter</text:p>
      <text:p text:style-name="Standard">sudo systemctl start mosquitto <text:s/>#démarrer</text:p>
      <text:p text:style-name="Standard">sudo systemctl restart mosquitto #redémarrer</text:p>
      <text:p text:style-name="Standard">sudo systemctl status mosquitto #connaitre le status</text:p>
      <text:p text:style-name="Standard"/>
      <text:p text:style-name="Standard">LINUX</text:p>
      <text:p text:style-name="Standard">Ouvrir le gestionnaire de fichier dans linux commande : sudo pcmanf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4T08:24:14.712656500</meta:creation-date>
    <dc:date>2025-12-14T08:25:53.542456400</dc:date>
    <meta:editing-duration>PT1M39S</meta:editing-duration>
    <meta:editing-cycles>1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14" meta:word-count="98" meta:character-count="719" meta:non-whitespace-character-count="577"/>
  </office:meta>
</office:document-meta>
</file>